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251.66pt"/>
    </style:style>
    <style:style style:name="co3" style:family="table-column">
      <style:table-column-properties fo:break-before="auto" style:column-width="243.16pt"/>
    </style:style>
    <style:style style:name="co4" style:family="table-column">
      <style:table-column-properties fo:break-before="auto" style:column-width="204.55pt"/>
    </style:style>
    <style:style style:name="co5" style:family="table-column">
      <style:table-column-properties fo:break-before="auto" style:column-width="284.85pt"/>
    </style:style>
    <style:style style:name="co6" style:family="table-column">
      <style:table-column-properties fo:break-before="auto" style:column-width="63.3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2.95pt"/>
    </style:style>
    <style:style style:name="co9" style:family="table-column">
      <style:table-column-properties fo:break-before="auto" style:column-width="226.15pt"/>
    </style:style>
    <style:style style:name="co10" style:family="table-column">
      <style:table-column-properties fo:break-before="auto" style:column-width="162.11pt"/>
    </style:style>
    <style:style style:name="co11" style:family="table-column">
      <style:table-column-properties fo:break-before="auto" style:column-width="211.49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wrap-option="wrap"/>
      <style:text-properties style:text-position=""/>
    </style:style>
    <style:style style:name="ce6" style:family="table-cell" style:parent-style-name="Default">
      <style:table-cell-properties fo:wrap-option="no-wrap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font-name="Liberation Sans" style:font-name-asian="Noto Sans CJK SC Regular" style:font-name-complex="FreeSans"/>
    </style:style>
    <style:style style:name="ce9" style:family="table-cell" style:parent-style-name="Default">
      <style:table-cell-properties fo:wrap-option="wrap"/>
      <style:text-properties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12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text-position="" style:font-name="Liberation Sans" style:font-name-asian="Noto Sans CJK SC Regular" style:font-name-complex="FreeSans"/>
    </style:style>
    <style:style style:name="ce14" style:family="table-cell" style:parent-style-name="Default">
      <style:table-cell-properties fo:wrap-option="wrap"/>
      <style:text-properties style:text-position=""/>
    </style:style>
    <style:style style:name="ce15" style:family="table-cell" style:parent-style-name="Default">
      <style:table-cell-properties fo:wrap-option="no-wrap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8" style:family="table-cell" style:parent-style-name="Default">
      <style:table-cell-properties fo:wrap-option="wrap"/>
      <style:text-properties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ext-properties style:text-position="" style:font-name-asian="Noto Sans CJK SC Regular" style:font-name-complex="FreeSans"/>
    </style:style>
    <style:style style:name="ce20" style:family="table-cell" style:parent-style-name="Default">
      <style:table-cell-properties fo:wrap-option="no-wrap"/>
      <style:text-properties style:text-position="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>
      <style:table-cell-properties fo:wrap-option="wrap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0" style:family="table-cell" style:parent-style-name="Default">
      <style:text-properties style:font-name-asian="Noto Sans CJK SC Regular" style:font-name-complex="FreeSans"/>
    </style:style>
    <style:style style:name="ce31" style:family="table-cell" style:parent-style-name="Default">
      <style:table-cell-properties fo:wrap-option="no-wrap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="Liberation Sans" style:font-name-asian="Noto Sans CJK SC Regular" style:font-name-complex="FreeSans"/>
    </style:style>
    <style:style style:name="T4" style:family="text">
      <style:text-properties style:font-name="Liberation Sans" style:font-name-asian="Noto Sans CJK SC Regular" style:font-name-complex="FreeSans"/>
    </style:style>
    <style:style style:name="T5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jeevan test case with valid data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3" office:value-type="string" calcext:value-type="string">
            <text:p>Test scenario</text:p>
          </table:table-cell>
          <table:table-cell table:style-name="ce1" office:value-type="string" calcext:value-type="string">
            <text:p>Test steps</text:p>
          </table:table-cell>
          <table:table-cell table:style-name="ce6" office:value-type="string" calcext:value-type="string">
            <text:p>Test data</text:p>
          </table:table-cell>
          <table:table-cell table:style-name="ce9" office:value-type="string" calcext:value-type="string">
            <text:p>Expected result 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2">
          <table:table-cell office:value-type="string" calcext:value-type="string">
            <text:p>Tc_001</text:p>
          </table:table-cell>
          <table:table-cell office:value-type="string" calcext:value-type="string">
            <text:p>My jeevan dhan from dashboard with valid data</text:p>
          </table:table-cell>
          <table:table-cell office:value-type="string" calcext:value-type="string">
            <text:p>Go to mobile app dealmoney</text:p>
          </table:table-cell>
          <table:table-cell/>
          <table:table-cell office:value-type="string" calcext:value-type="string">
            <text:p>Dealmoney app should ope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ter email id</text:p>
          </table:table-cell>
          <table:table-cell office:value-type="string" calcext:value-type="string">
            <text:p><text:a xlink:href="mailto:pj@gmail.com" xlink:type="simple">pj@gmail.com</text:a>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nter password</text:p>
          </table:table-cell>
          <table:table-cell table:style-name="ce7" office:value-type="float" office:value="111111" calcext:value-type="float">
            <text:p>1111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ealmoney dashboard should appears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c_002</text:p>
          </table:table-cell>
          <table:table-cell office:value-type="string" calcext:value-type="string">
            <text:p>Checking User Getting Jeevan dhan Page <text:s/></text:p>
          </table:table-cell>
          <table:table-cell office:value-type="string" calcext:value-type="string">
            <text:p>Tc_001</text:p>
            <text:p>In dashbooard click on Jeevan dha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or click on More button and select jeevandhan option </text:p>
          </table:table-cell>
          <table:table-cell/>
          <table:table-cell office:value-type="string" calcext:value-type="string">
            <text:p>Jeevan dhan page should open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03</text:p>
          </table:table-cell>
          <table:table-cell office:value-type="string" calcext:value-type="string">
            <text:p>Jeevan dhan </text:p>
          </table:table-cell>
          <table:table-cell office:value-type="string" calcext:value-type="string">
            <text:p><text:span text:style-name="T1">Tc_001</text:span></text:p>
            <text:p><text:span text:style-name="T1">Tc_002</text:span></text:p>
            <text:p>Select Jd Supreme</text:p>
          </table:table-cell>
          <table:table-cell office:value-type="string" calcext:value-type="string">
            <text:p>Jd supre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/>
            <text:p>Click on Proceed to purchase</text:p>
          </table:table-cell>
          <table:table-cell/>
          <table:table-cell office:value-type="string" calcext:value-type="string">
            <text:p>Fill details Page should open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04</text:p>
          </table:table-cell>
          <table:table-cell table:style-name="ce2" office:value-type="string" calcext:value-type="string">
            <text:p>Jeevan dhan_fill details</text:p>
          </table:table-cell>
          <table:table-cell office:value-type="string" calcext:value-type="string">
            <text:p><text:span text:style-name="T1">Tc_001</text:span></text:p>
            <text:p><text:span text:style-name="T1">Tc_002</text:span></text:p>
            <text:p>Tc_003</text:p>
            <text:p>enter name</text:p>
          </table:table-cell>
          <table:table-cell office:value-type="string" calcext:value-type="string">
            <text:p>ashish agrawa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nter valid email id </text:p>
          </table:table-cell>
          <table:table-cell office:value-type="string" calcext:value-type="string">
            <text:p>ashishagrawal34@gmail.co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nter phone no. (10 digit )</text:p>
          </table:table-cell>
          <table:table-cell table:style-name="ce7" office:value-type="float" office:value="8689325471" calcext:value-type="float">
            <text:p>86893254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nter location</text:p>
          </table:table-cell>
          <table:table-cell office:value-type="string" calcext:value-type="string">
            <text:p>Sec63 noi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 on Submit </text:p>
          </table:table-cell>
          <table:table-cell/>
          <table:table-cell table:style-name="ce5" office:value-type="string" calcext:value-type="string">
            <text:p>Customers Admin Panel Page should Open and My jeevan dhan Page should open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table:style-name="ce2" office:value-type="string" calcext:value-type="string">
            <text:p>Tc_005</text:p>
          </table:table-cell>
          <table:table-cell table:style-name="ce2" office:value-type="string" calcext:value-type="string">
            <text:p>Jeevan dhan_fill details_customers admin Panel</text:p>
          </table:table-cell>
          <table:table-cell office:value-type="string" calcext:value-type="string">
            <text:p><text:span text:style-name="T1">Tc_001</text:span></text:p>
            <text:p><text:span text:style-name="T1">Tc_002</text:span></text:p>
            <text:p><text:span text:style-name="T1">Tc_003</text:span></text:p>
            <text:p><text:span text:style-name="T1">Tc_004</text:span></text:p>
            <text:p>Browse the url(destimoneyadmin.sia.co.in)</text:p>
          </table:table-cell>
          <table:table-cell/>
          <table:table-cell office:value-type="string" calcext:value-type="string">
            <text:p>AdminPanel dashboard page should ope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ter valid email id</text:p>
          </table:table-cell>
          <table:table-cell office:value-type="string" calcext:value-type="string">
            <text:p><text:a xlink:href="mailto:destimoney@gmail.com" xlink:type="simple">destimoney@gmail.com</text:a>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nter valid password</text:p>
          </table:table-cell>
          <table:table-cell office:value-type="string" calcext:value-type="string">
            <text:p>destimone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ashboard page should appear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style-name="ce2" office:value-type="string" calcext:value-type="string">
            <text:p>Tc_006</text:p>
          </table:table-cell>
          <table:table-cell table:style-name="ce2" office:value-type="string" calcext:value-type="string">
            <text:p>Jeevan dhan_fill details_customers admin Panel</text:p>
          </table:table-cell>
          <table:table-cell office:value-type="string" calcext:value-type="string">
            <text:p>Tc_005</text:p>
            <text:p>In dashboard click on jeevan dhan</text:p>
          </table:table-cell>
          <table:table-cell/>
          <table:table-cell office:value-type="string" calcext:value-type="string">
            <text:p>Lead page should open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style-name="ce2" office:value-type="string" calcext:value-type="string">
            <text:p>Tc_007</text:p>
          </table:table-cell>
          <table:table-cell table:style-name="ce2" office:value-type="string" calcext:value-type="string">
            <text:p>Jeevan dhan_fill details_customers admin Panel_Lead</text:p>
          </table:table-cell>
          <table:table-cell office:value-type="string" calcext:value-type="string">
            <text:p><text:span text:style-name="T1">Tc_005</text:span></text:p>
            <text:p><text:span text:style-name="T1">Tc_006</text:span></text:p>
            <text:p>click on Add lead </text:p>
          </table:table-cell>
          <table:table-cell/>
          <table:table-cell office:value-type="string" calcext:value-type="string">
            <text:p>A Pop up of add lead window should open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table:style-name="ce2" office:value-type="string" calcext:value-type="string">
            <text:p>Tc_008</text:p>
          </table:table-cell>
          <table:table-cell table:style-name="ce4" office:value-type="string" calcext:value-type="string">
            <text:p>Jeevan dhan_fill details_customers admin Panel_Lead_Add Lead</text:p>
          </table:table-cell>
          <table:table-cell office:value-type="string" calcext:value-type="string">
            <text:p> <text:span text:style-name="T1">Tc_005</text:span></text:p>
            <text:p><text:span text:style-name="T1">Tc_006</text:span></text:p>
            <text:p><text:span text:style-name="T1">Tc_007</text:span></text:p>
            <text:p>enter name</text:p>
          </table:table-cell>
          <table:table-cell office:value-type="string" calcext:value-type="string">
            <text:p>ashish agrawa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nter email id</text:p>
          </table:table-cell>
          <table:table-cell office:value-type="string" calcext:value-type="string">
            <text:p>ashishagrawal34@gmail.co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/>enter phone no. (10 digit )</text:p>
          </table:table-cell>
          <table:table-cell table:style-name="ce7" office:value-type="float" office:value="8689325471" calcext:value-type="float">
            <text:p>86893254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/>enter location</text:p>
          </table:table-cell>
          <table:table-cell office:value-type="string" calcext:value-type="string">
            <text:p>Sec63 noid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/>select jd type from the selected list</text:p>
          </table:table-cell>
          <table:table-cell office:value-type="string" calcext:value-type="string">
            <text:p>suprem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ick on Submit button</text:p>
          </table:table-cell>
          <table:table-cell/>
          <table:table-cell office:value-type="string" calcext:value-type="string">
            <text:p>Assign lead window should open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table:style-name="ce2" office:value-type="string" calcext:value-type="string">
            <text:p>Tc_009</text:p>
          </table:table-cell>
          <table:table-cell table:style-name="ce5" office:value-type="string" calcext:value-type="string">
            <text:p>Jeevan dhan_fill details_customers admin Panel_Lead_Add Lead_Assign Lead</text:p>
            <text:p/>
          </table:table-cell>
          <table:table-cell office:value-type="string" calcext:value-type="string">
            <text:p>Tc_005</text:p>
            <text:p>Tc_006</text:p>
            <text:p>Tc_007</text:p>
            <text:p>Tc_008</text:p>
            <text:p>select zone from the drop down list</text:p>
          </table:table-cell>
          <table:table-cell office:value-type="string" calcext:value-type="string">
            <text:p>north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lect head branch from drop down list</text:p>
          </table:table-cell>
          <table:table-cell office:value-type="string" calcext:value-type="string">
            <text:p>noid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ick on Assign button</text:p>
          </table:table-cell>
          <table:table-cell/>
          <table:table-cell office:value-type="string" calcext:value-type="string">
            <text:p><text:s/>client window must be open 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6"/>
        </table:table-row>
        <table:table-row table:style-name="ro5">
          <table:table-cell table:style-name="ce2" office:value-type="string" calcext:value-type="string">
            <text:p>Tc_010</text:p>
          </table:table-cell>
          <table:table-cell table:style-name="ce2" office:value-type="string" calcext:value-type="string">
            <text:p>Jeevan dhan_fill details_My Jeevan dhan</text:p>
          </table:table-cell>
          <table:table-cell office:value-type="string" calcext:value-type="string">
            <text:p><text:span text:style-name="T1">Tc_001</text:span></text:p>
            <text:p><text:span text:style-name="T1">Tc_002</text:span></text:p>
            <text:p><text:span text:style-name="T1">Tc_003</text:span></text:p>
            <text:p><text:span text:style-name="T1">Tc_004</text:span></text:p>
            <text:p>Enter valid user id </text:p>
          </table:table-cell>
          <table:table-cell table:style-name="ce2" office:value-type="string" calcext:value-type="string">
            <text:p><text:span text:style-name="T2"><text:a xlink:href="mailto:ashishagrawal34@gmail.com" xlink:type="simple">ashishagrawal34@gmail.com</text:a>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enter password(first time login – password is 10digit mobile no.)</text:p>
          </table:table-cell>
          <table:table-cell table:style-name="ce8" office:value-type="float" office:value="8689325471" calcext:value-type="float">
            <text:p>86893254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ick enter button </text:p>
          </table:table-cell>
          <table:table-cell/>
          <table:table-cell office:value-type="string" calcext:value-type="string">
            <text:p>Change Password Page should ope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2" office:value-type="string" calcext:value-type="string">
            <text:p>Tc_011</text:p>
          </table:table-cell>
          <table:table-cell table:style-name="ce4" office:value-type="string" calcext:value-type="string">
            <text:p>Jeevan dhan_fill details_My Jeevan dhan_Change Password</text:p>
          </table:table-cell>
          <table:table-cell office:value-type="string" calcext:value-type="string">
            <text:p>Tc_010</text:p>
            <text:p>Click on change Password button</text:p>
          </table:table-cell>
          <table:table-cell/>
          <table:table-cell office:value-type="string" calcext:value-type="string">
            <text:p>Forgot Password Page should open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style-name="ce2" office:value-type="string" calcext:value-type="string">
            <text:p>Tc_012</text:p>
          </table:table-cell>
          <table:table-cell table:style-name="ce4" office:value-type="string" calcext:value-type="string">
            <text:p>Jeevan dhan_fill details_My Jeevan dhan_Change Password_Forgot Password</text:p>
          </table:table-cell>
          <table:table-cell office:value-type="string" calcext:value-type="string">
            <text:p>Tc_010</text:p>
            <text:p>Tc_011</text:p>
            <text:p>enter old password</text:p>
          </table:table-cell>
          <table:table-cell table:style-name="ce8" office:value-type="float" office:value="8689325471" calcext:value-type="float">
            <text:p>86893254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nter New Password</text:p>
          </table:table-cell>
          <table:table-cell table:style-name="ce7" office:value-type="float" office:value="1234567890" calcext:value-type="float">
            <text:p>123456789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onfirm new Password</text:p>
          </table:table-cell>
          <table:table-cell table:style-name="ce8" office:value-type="float" office:value="1234567890" calcext:value-type="float">
            <text:p>123456789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ick on submit </text:p>
          </table:table-cell>
          <table:table-cell/>
          <table:table-cell office:value-type="string" calcext:value-type="string">
            <text:p>My Jeevan dhan Page should open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13</text:p>
          </table:table-cell>
          <table:table-cell table:style-name="ce4" office:value-type="string" calcext:value-type="string">
            <text:p>Jeevan dhan_fill details_My Jeevan dhan_Change Password_Forgot Password_My jeevan Dhan</text:p>
          </table:table-cell>
          <table:table-cell office:value-type="string" calcext:value-type="string">
            <text:p><text:span text:style-name="T1">Tc_010</text:span></text:p>
            <text:p><text:span text:style-name="T1">Tc_011</text:span></text:p>
            <text:p><text:span text:style-name="T1">Tc_012</text:span></text:p>
            <text:p>User can upload files and documents here</text:p>
          </table:table-cell>
          <table:table-cell/>
          <table:table-cell office:value-type="string" calcext:value-type="string">
            <text:p>File Uploaded Successfully Message should come</text:p>
          </table:table-cell>
          <table:table-cell office:value-type="string" calcext:value-type="string">
            <text:p>Pass</text:p>
          </table:table-cell>
        </table:table-row>
      </table:table>
      <table:table table:name="jeevan test case with invalid data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2">
          <table:table-cell table:style-name="ce10" office:value-type="string" calcext:value-type="string">
            <text:p>Test Case id</text:p>
          </table:table-cell>
          <table:table-cell table:style-name="ce12" office:value-type="string" calcext:value-type="string">
            <text:p>Test scenario</text:p>
          </table:table-cell>
          <table:table-cell table:style-name="ce10" office:value-type="string" calcext:value-type="string">
            <text:p>Test steps</text:p>
          </table:table-cell>
          <table:table-cell table:style-name="ce15" office:value-type="string" calcext:value-type="string">
            <text:p>Test data</text:p>
          </table:table-cell>
          <table:table-cell table:style-name="ce18" office:value-type="string" calcext:value-type="string">
            <text:p>Expected result </text:p>
          </table:table-cell>
          <table:table-cell table:style-name="ce10" office:value-type="string" calcext:value-type="string">
            <text:p>Result</text:p>
          </table:table-cell>
        </table:table-row>
        <table:table-row table:style-name="ro3">
          <table:table-cell office:value-type="string" calcext:value-type="string">
            <text:p>Tc_001</text:p>
          </table:table-cell>
          <table:table-cell table:style-name="ce14" office:value-type="string" calcext:value-type="string">
            <text:p>My jeevan dhan from dashboard with valid data</text:p>
          </table:table-cell>
          <table:table-cell office:value-type="string" calcext:value-type="string">
            <text:p>Go to mobile app dealmoney</text:p>
          </table:table-cell>
          <table:table-cell/>
          <table:table-cell table:style-name="ce14" office:value-type="string" calcext:value-type="string">
            <text:p>Dealmoney app should not open and valid error message come invalid email id and passwor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ter email id</text:p>
          </table:table-cell>
          <table:table-cell office:value-type="string" calcext:value-type="string">
            <text:p><text:a xlink:href="mailto:abc@gmail" xlink:type="simple">abc@gmail</text:a>.co.in</text:p>
          </table:table-cell>
          <table:table-cell table:style-name="ce20"/>
          <table:table-cell/>
        </table:table-row>
        <table:table-row table:style-name="ro2">
          <table:table-cell table:number-columns-repeated="2"/>
          <table:table-cell office:value-type="string" calcext:value-type="string">
            <text:p>enter password</text:p>
          </table:table-cell>
          <table:table-cell table:style-name="ce16" office:value-type="float" office:value="12312" calcext:value-type="float">
            <text:p>123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ealmoney dashboard should <text:s/>appear</text:p>
          </table:table-cell>
          <table:table-cell/>
          <table:table-cell table:style-name="ce14"/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c_002</text:p>
          </table:table-cell>
          <table:table-cell table:style-name="ce14" office:value-type="string" calcext:value-type="string">
            <text:p>Checking User Getting Jeevan dhan Page <text:s/></text:p>
          </table:table-cell>
          <table:table-cell office:value-type="string" calcext:value-type="string">
            <text:p>Tc_001</text:p>
            <text:p>In dashbooard click on Jeevan dh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>
            <text:p>or click on More button and select jeevandhan option </text:p>
          </table:table-cell>
          <table:table-cell/>
          <table:table-cell office:value-type="string" calcext:value-type="string">
            <text:p>Jeevan dhan page should open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03</text:p>
          </table:table-cell>
          <table:table-cell office:value-type="string" calcext:value-type="string">
            <text:p>Jeevan dhan </text:p>
          </table:table-cell>
          <table:table-cell office:value-type="string" calcext:value-type="string">
            <text:p><text:span text:style-name="T3">Tc_001</text:span></text:p>
            <text:p><text:span text:style-name="T3">Tc_002</text:span></text:p>
            <text:p>Select Jd Supreme</text:p>
          </table:table-cell>
          <table:table-cell office:value-type="string" calcext:value-type="string">
            <text:p>Jd supre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/>
            <text:p>Click on Proceed to purchase</text:p>
          </table:table-cell>
          <table:table-cell/>
          <table:table-cell office:value-type="string" calcext:value-type="string">
            <text:p>Fill details Page should open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04</text:p>
          </table:table-cell>
          <table:table-cell office:value-type="string" calcext:value-type="string">
            <text:p>Jeevan dhan_fill details</text:p>
          </table:table-cell>
          <table:table-cell office:value-type="string" calcext:value-type="string">
            <text:p><text:span text:style-name="T3">Tc_001</text:span></text:p>
            <text:p><text:span text:style-name="T3">Tc_002</text:span></text:p>
            <text:p>Tc_003</text:p>
            <text:p>enter name ( min-3 characters)</text:p>
          </table:table-cell>
          <table:table-cell office:value-type="string" calcext:value-type="string">
            <text:p>ashish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nter valid email id </text:p>
          </table:table-cell>
          <table:table-cell office:value-type="string" calcext:value-type="string">
            <text:p>ashish@gmail@co.i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nter phone no. (10 digit )</text:p>
          </table:table-cell>
          <table:table-cell table:style-name="ce16" office:value-type="float" office:value="1234567" calcext:value-type="float">
            <text:p>12345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nter location</text:p>
          </table:table-cell>
          <table:table-cell office:value-type="string" calcext:value-type="string">
            <text:p>Sec63 noida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lick on Submit </text:p>
          </table:table-cell>
          <table:table-cell/>
          <table:table-cell table:style-name="ce14" office:value-type="string" calcext:value-type="string">
            <text:p>Customers Admin Panel Page should not Open and My jeevan dhan Page should not open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05</text:p>
          </table:table-cell>
          <table:table-cell table:style-name="ce14" office:value-type="string" calcext:value-type="string">
            <text:p>Jeevan dhan_fill details_customers admin Panel</text:p>
          </table:table-cell>
          <table:table-cell office:value-type="string" calcext:value-type="string">
            <text:p><text:span text:style-name="T3">Tc_001</text:span></text:p>
            <text:p><text:span text:style-name="T3">Tc_002</text:span></text:p>
            <text:p><text:span text:style-name="T3">Tc_003</text:span></text:p>
            <text:p><text:span text:style-name="T3">Tc_004</text:span></text:p>
            <text:p>Browse the url(destimoneyadmin.sia.co.in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Enter valid email id</text:p>
          </table:table-cell>
          <table:table-cell office:value-type="string" calcext:value-type="string">
            <text:p><text:a xlink:href="mailto:money@gmail.com" xlink:type="simple">money@gmail.com</text:a>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nter valid password</text:p>
          </table:table-cell>
          <table:table-cell office:value-type="string" calcext:value-type="string">
            <text:p>mone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ashboard page should appear</text:p>
          </table:table-cell>
          <table:table-cell/>
          <table:table-cell table:style-name="ce11" office:value-type="string" calcext:value-type="string">
            <text:p>AdminPanel dashboard page should not open</text:p>
          </table:table-cell>
          <table:table-cell table:style-name="ce11" office:value-type="string" calcext:value-type="string">
            <text:p>Pas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Tc_006</text:p>
          </table:table-cell>
          <table:table-cell table:style-name="ce14" office:value-type="string" calcext:value-type="string">
            <text:p>Jeevan dhan_fill details_customers admin Panel</text:p>
          </table:table-cell>
          <table:table-cell office:value-type="string" calcext:value-type="string">
            <text:p>Tc_005</text:p>
            <text:p>In dashboard click on jeevan dhan</text:p>
          </table:table-cell>
          <table:table-cell/>
          <table:table-cell office:value-type="string" calcext:value-type="string">
            <text:p>Lead page should open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07</text:p>
          </table:table-cell>
          <table:table-cell table:style-name="ce14" office:value-type="string" calcext:value-type="string">
            <text:p>Jeevan dhan_fill details_customers admin Panel_Lead</text:p>
          </table:table-cell>
          <table:table-cell office:value-type="string" calcext:value-type="string">
            <text:p><text:span text:style-name="T3">Tc_005</text:span></text:p>
            <text:p><text:span text:style-name="T3">Tc_006</text:span></text:p>
            <text:p>click on Add lead </text:p>
          </table:table-cell>
          <table:table-cell/>
          <table:table-cell office:value-type="string" calcext:value-type="string">
            <text:p>A Pop up of add lead window should open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08</text:p>
          </table:table-cell>
          <table:table-cell table:style-name="ce14" office:value-type="string" calcext:value-type="string">
            <text:p>Jeevan dhan_fill details_customers admin Panel_Lead_Add Lead</text:p>
          </table:table-cell>
          <table:table-cell office:value-type="string" calcext:value-type="string">
            <text:p> <text:span text:style-name="T3">Tc_005</text:span></text:p>
            <text:p><text:span text:style-name="T3">Tc_006</text:span></text:p>
            <text:p><text:span text:style-name="T3">Tc_007</text:span></text:p>
            <text:p>enter name(min – 3 characters)</text:p>
          </table:table-cell>
          <table:table-cell office:value-type="string" calcext:value-type="string">
            <text:p>a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nter email id</text:p>
          </table:table-cell>
          <table:table-cell office:value-type="string" calcext:value-type="string">
            <text:p>ashishagrawal34@gmail.co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/>enter phone no. (10 digit )</text:p>
          </table:table-cell>
          <table:table-cell table:style-name="ce16" office:value-type="float" office:value="868932547" calcext:value-type="float">
            <text:p>8689325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/>enter location</text:p>
          </table:table-cell>
          <table:table-cell office:value-type="string" calcext:value-type="string">
            <text:p>Sec63 noid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/>select jd type from the selected list</text:p>
          </table:table-cell>
          <table:table-cell office:value-type="string" calcext:value-type="string">
            <text:p>suprem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ick on Submit button</text:p>
          </table:table-cell>
          <table:table-cell/>
          <table:table-cell office:value-type="string" calcext:value-type="string">
            <text:p>Assign lead window should not open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09</text:p>
          </table:table-cell>
          <table:table-cell table:style-name="ce14" office:value-type="string" calcext:value-type="string">
            <text:p>Jeevan dhan_fill details_customers admin Panel_Lead_Add Lead_Assign Lead</text:p>
            <text:p/>
          </table:table-cell>
          <table:table-cell office:value-type="string" calcext:value-type="string">
            <text:p>Tc_005</text:p>
            <text:p>Tc_006</text:p>
            <text:p>Tc_007</text:p>
            <text:p>Tc_008</text:p>
            <text:p>select zone from the drop down list</text:p>
          </table:table-cell>
          <table:table-cell table:style-name="ce14" office:value-type="string" calcext:value-type="string">
            <text:p>Leave blank user does not select anythig</text:p>
          </table:table-cell>
          <table:table-cell table:style-name="ce14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t head branch from drop down list</text:p>
          </table:table-cell>
          <table:table-cell table:style-name="ce13" office:value-type="string" calcext:value-type="string">
            <text:p>Leave blank user does not select anythig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click on Assign button</text:p>
          </table:table-cell>
          <table:table-cell/>
          <table:table-cell table:style-name="ce14" office:value-type="string" calcext:value-type="string">
            <text:p>Valid message should be displayed please select the required field to proceed further <text:s/>and <text:s/>client window should not be open 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6"/>
        </table:table-row>
        <table:table-row table:style-name="ro5">
          <table:table-cell office:value-type="string" calcext:value-type="string">
            <text:p>Tc_010</text:p>
          </table:table-cell>
          <table:table-cell table:style-name="ce14" office:value-type="string" calcext:value-type="string">
            <text:p>Jeevan dhan_fill details_My Jeevan dhan</text:p>
          </table:table-cell>
          <table:table-cell office:value-type="string" calcext:value-type="string">
            <text:p><text:span text:style-name="T3">Tc_001</text:span></text:p>
            <text:p><text:span text:style-name="T3">Tc_002</text:span></text:p>
            <text:p><text:span text:style-name="T3">Tc_003</text:span></text:p>
            <text:p><text:span text:style-name="T3">Tc_004</text:span></text:p>
            <text:p>Enter valid user id </text:p>
          </table:table-cell>
          <table:table-cell table:style-name="ce19" office:value-type="string" calcext:value-type="string">
            <text:p><text:a xlink:href="mailto:ash12@gmail.co" xlink:type="simple">ash12@gmail.co</text:a>.in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4" office:value-type="string" calcext:value-type="string">
            <text:p>enter password(first time login – password is 10 digit mobile no.)</text:p>
          </table:table-cell>
          <table:table-cell table:style-name="ce16" office:value-type="float" office:value="8689325" calcext:value-type="float">
            <text:p>86893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ick enter button </text:p>
          </table:table-cell>
          <table:table-cell/>
          <table:table-cell office:value-type="string" calcext:value-type="string">
            <text:p>Change Password Page should not ope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c_011</text:p>
          </table:table-cell>
          <table:table-cell table:style-name="ce14" office:value-type="string" calcext:value-type="string">
            <text:p>Jeevan dhan_fill details_My Jeevan dhan_Change Password</text:p>
          </table:table-cell>
          <table:table-cell office:value-type="string" calcext:value-type="string">
            <text:p>Tc_010</text:p>
            <text:p>Click on change Password button</text:p>
          </table:table-cell>
          <table:table-cell/>
          <table:table-cell office:value-type="string" calcext:value-type="string">
            <text:p>Forgot Password Page should open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12</text:p>
          </table:table-cell>
          <table:table-cell table:style-name="ce14" office:value-type="string" calcext:value-type="string">
            <text:p>Jeevan dhan_fill details_My Jeevan dhan_Change Password_Forgot Password</text:p>
          </table:table-cell>
          <table:table-cell office:value-type="string" calcext:value-type="string">
            <text:p>Tc_010</text:p>
            <text:p>Tc_011</text:p>
            <text:p>enter old password</text:p>
          </table:table-cell>
          <table:table-cell table:style-name="ce16" office:value-type="float" office:value="8689325471" calcext:value-type="float">
            <text:p>86893254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nter New Password(min-4 max-10 length)</text:p>
          </table:table-cell>
          <table:table-cell table:style-name="ce16" office:value-type="float" office:value="111" calcext:value-type="float">
            <text:p>1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onfirm new Password(min-4 max-10 length)</text:p>
          </table:table-cell>
          <table:table-cell table:style-name="ce16" office:value-type="float" office:value="111" calcext:value-type="float">
            <text:p>1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lick on submit </text:p>
          </table:table-cell>
          <table:table-cell/>
          <table:table-cell office:value-type="string" calcext:value-type="string">
            <text:p>My Jeevan dhan Page should not open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13</text:p>
          </table:table-cell>
          <table:table-cell table:style-name="ce14" office:value-type="string" calcext:value-type="string">
            <text:p>Jeevan dhan_fill details_My Jeevan dhan_Change Password_Forgot Password_My jeevan Dhan</text:p>
          </table:table-cell>
          <table:table-cell office:value-type="string" calcext:value-type="string">
            <text:p><text:span text:style-name="T3">Tc_010</text:span></text:p>
            <text:p><text:span text:style-name="T3">Tc_011</text:span></text:p>
            <text:p><text:span text:style-name="T3">Tc_012</text:span></text:p>
            <text:p>User can upload files and documents here</text:p>
          </table:table-cell>
          <table:table-cell/>
          <table:table-cell table:style-name="ce14" office:value-type="string" calcext:value-type="string">
            <text:p>File Uploaded Successfully Message should come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2:59:43.575018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1:21:20.845280314</meta:creation-date>
    <dc:date>2018-06-20T12:58:10.377444998</dc:date>
    <meta:editing-duration>PT59M2S</meta:editing-duration>
    <meta:editing-cycles>30</meta:editing-cycles>
    <meta:generator>LibreOffice/5.1.6.2$Linux_X86_64 LibreOffice_project/10m0$Build-2</meta:generator>
    <meta:document-statistic meta:table-count="2" meta:cell-count="234" meta:object-count="0"/>
  </office:meta>
</office:document-meta>
</file>